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A400002EE600002167E0D33711.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Tahoma1" svg:font-family="Tahoma"/>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00%" fo:background-color="transparent">
        <style:drop-cap/>
        <style:background-image/>
      </style:paragraph-properties>
      <style:text-properties style:font-name="Arial" fo:font-size="10pt" style:font-size-asian="10pt" style:font-size-complex="10pt"/>
    </style:style>
    <style:style style:name="P2" style:family="paragraph" style:parent-style-name="Standard">
      <style:paragraph-properties fo:margin-top="0cm" fo:margin-bottom="0cm" fo:line-height="100%" fo:background-color="transparent">
        <style:drop-cap/>
        <style:background-image/>
      </style:paragraph-properties>
      <style:text-properties style:font-name="Arial" fo:font-size="10pt" fo:font-weight="normal" style:font-size-asian="10pt" style:font-weight-asian="normal" style:font-size-complex="10pt" style:font-weight-complex="normal"/>
    </style:style>
    <style:style style:name="P3" style:family="paragraph" style:parent-style-name="Standard">
      <style:paragraph-properties fo:margin-top="0cm" fo:margin-bottom="0cm" fo:line-height="100%" fo:background-color="transparent">
        <style:drop-cap/>
        <style:background-image/>
      </style:paragraph-properties>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margin-top="0cm" fo:margin-bottom="0cm" fo:line-height="100%" fo:background-color="transparent">
        <style:drop-cap/>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5" style:family="paragraph" style:parent-style-name="Standard">
      <style:paragraph-properties fo:margin-top="0cm" fo:margin-bottom="0cm" fo:line-height="100%" fo:background-color="transparent" fo:padding="0.074cm" fo:border-left="none" fo:border-right="none" fo:border-top="none" fo:border-bottom="0.002cm solid #000000" style:join-border="false">
        <style:drop-cap/>
        <style:background-image/>
      </style:paragraph-properties>
      <style:text-properties style:font-name="Arial" fo:font-size="10pt" style:font-size-asian="10pt" style:font-size-complex="10pt"/>
    </style:style>
    <style:style style:name="P6" style:family="paragraph" style:parent-style-name="Standard">
      <style:paragraph-properties fo:margin-top="0cm" fo:margin-bottom="0cm" fo:line-height="100%" fo:background-color="transparent" fo:padding="0.074cm" fo:border-left="none" fo:border-right="none" fo:border-top="none" fo:border-bottom="0.002cm solid #000000" style:join-border="false">
        <style:drop-cap/>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7" style:family="paragraph" style:parent-style-name="Standard">
      <style:paragraph-properties fo:margin-top="0cm" fo:margin-bottom="0cm"/>
      <style:text-properties fo:font-variant="normal" fo:text-transform="none" style:font-name="Arial" fo:font-size="10pt" fo:language="de" fo:country="DE" style:font-size-asian="10pt" style:font-size-complex="10pt"/>
    </style:style>
    <style:style style:name="P8" style:family="paragraph" style:parent-style-name="Standard">
      <style:paragraph-properties fo:margin-top="0cm" fo:margin-bottom="0cm"/>
      <style:text-properties style:font-name="Arial" fo:font-size="10pt" style:font-size-asian="10pt" style:font-size-complex="10pt"/>
    </style:style>
    <style:style style:name="P9" style:family="paragraph" style:parent-style-name="Standard">
      <style:paragraph-properties fo:margin-top="0cm" fo:margin-bottom="0cm"/>
      <style:text-properties style:font-name="Arial" fo:font-size="10pt" fo:language="de" fo:country="DE" style:font-size-asian="10pt" style:font-size-complex="10pt"/>
    </style:style>
    <style:style style:name="P10" style:family="paragraph" style:parent-style-name="Standard">
      <style:paragraph-properties fo:margin-top="0cm" fo:margin-bottom="0cm" fo:line-height="100%"/>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11" style:family="paragraph" style:parent-style-name="Standard">
      <style:paragraph-properties fo:margin-top="0cm" fo:margin-bottom="0cm" fo:line-height="100%"/>
      <style:text-properties style:font-name="Arial" fo:font-size="10pt" fo:language="de" fo:country="DE" fo:font-style="normal" style:text-underline-style="none" fo:font-weight="bold" style:font-size-asian="10pt" style:font-style-asian="normal" style:font-weight-asian="bold" style:font-size-complex="10pt" style:font-style-complex="normal" style:font-weight-complex="bold"/>
    </style:style>
    <style:style style:name="P12" style:family="paragraph" style:parent-style-name="Standard">
      <style:paragraph-properties fo:margin-top="0cm" fo:margin-bottom="0cm"/>
      <style:text-properties style:font-name="Arial" fo:font-size="10pt" fo:font-weight="bold" style:font-size-asian="10pt" style:font-weight-asian="bold" style:font-name-complex="Tahoma" style:font-size-complex="10pt"/>
    </style:style>
    <style:style style:name="P13" style:family="paragraph" style:parent-style-name="Standard">
      <style:paragraph-properties fo:margin-top="0cm" fo:margin-bottom="0cm" fo:line-height="100%"/>
      <style:text-properties style:font-name="Arial" fo:font-size="10pt" fo:font-weight="bold" style:font-size-asian="10pt" style:font-weight-asian="bold" style:font-size-complex="10pt" style:font-weight-complex="bold"/>
    </style:style>
    <style:style style:name="P14" style:family="paragraph" style:parent-style-name="Standard">
      <style:paragraph-properties fo:margin-top="0cm" fo:margin-bottom="0cm"/>
      <style:text-properties style:font-name="Arial" fo:font-size="10pt" fo:language="de" fo:country="AT" style:font-size-asian="10pt" style:font-size-complex="10pt"/>
    </style:style>
    <style:style style:name="P15" style:family="paragraph" style:parent-style-name="Standard">
      <style:paragraph-properties fo:margin-top="0cm" fo:margin-bottom="0cm"/>
      <style:text-properties style:font-name="Arial" fo:font-size="10pt" fo:language="de" fo:country="AT" style:text-underline-style="solid" style:text-underline-width="auto" style:text-underline-color="font-color" style:font-size-asian="10pt" style:font-size-complex="10pt"/>
    </style:style>
    <style:style style:name="P16" style:family="paragraph" style:parent-style-name="Standard">
      <style:paragraph-properties fo:margin-top="0cm" fo:margin-bottom="0cm" fo:line-height="100%"/>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top="0cm" fo:margin-bottom="0cm" fo:line-height="100%"/>
      <style:text-properties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18" style:family="paragraph" style:parent-style-name="Heading_20_2">
      <style:paragraph-properties fo:margin-top="0cm" fo:margin-bottom="0cm"/>
      <style:text-properties style:font-name="Arial" fo:font-size="10pt" fo:language="de" fo:country="AT" style:font-size-asian="10pt" style:font-size-complex="10pt"/>
    </style:style>
    <style:style style:name="P19" style:family="paragraph" style:parent-style-name="Standard" style:master-page-name="">
      <style:paragraph-properties fo:margin-top="0cm" fo:margin-bottom="0cm" fo:line-height="100%" style:page-number="auto" fo:background-color="transparent">
        <style:drop-cap/>
        <style:background-image/>
      </style:paragraph-properties>
      <style:text-properties style:font-name="Arial" fo:font-size="10pt" fo:font-weight="bold" style:font-size-asian="10pt" style:font-weight-asian="bold" style:font-size-complex="10pt" style:font-weight-complex="bold"/>
    </style:style>
    <style:style style:name="P20" style:family="paragraph" style:parent-style-name="Standard" style:master-page-name="">
      <style:paragraph-properties fo:margin-top="0cm" fo:margin-bottom="0cm" fo:line-height="100%" style:page-number="auto" fo:background-color="transparent">
        <style:drop-cap/>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21" style:family="paragraph" style:parent-style-name="Standard">
      <style:paragraph-properties fo:margin-top="0cm" fo:margin-bottom="0cm" fo:break-before="page"/>
      <style:text-properties style:font-name="Arial" fo:font-size="10pt" fo:language="de" fo:country="AT" fo:font-weight="bold" style:font-size-asian="10pt" style:font-weight-asian="bold" style:font-size-complex="10pt" style:font-weight-complex="bold"/>
    </style:style>
    <style:style style:name="P22" style:family="paragraph" style:parent-style-name="Standard">
      <style:paragraph-properties fo:margin-top="0cm" fo:margin-bottom="0cm" fo:text-align="start" style:justify-single-word="false" fo:break-before="page"/>
      <style:text-properties style:font-name="Arial" fo:font-size="10pt" fo:font-weight="bold" style:font-size-asian="10pt" style:font-weight-asian="bold" style:font-size-complex="10pt" style:font-weight-complex="bold"/>
    </style:style>
    <style:style style:name="P23" style:family="paragraph" style:parent-style-name="Standard">
      <style:paragraph-properties fo:margin-top="0cm" fo:margin-bottom="0cm" fo:padding="0.074cm" fo:border-left="none" fo:border-right="none" fo:border-top="none" fo:border-bottom="0.002cm solid #000000" style:join-border="false"/>
      <style:text-properties style:font-name="Arial" fo:font-size="10pt" fo:language="de" fo:country="AT" style:font-size-asian="10pt" style:font-size-complex="10pt"/>
    </style:style>
    <style:style style:name="P24" style:family="paragraph" style:parent-style-name="Standard">
      <style:paragraph-properties fo:margin-top="0cm" fo:margin-bottom="0cm" fo:padding="0.074cm" fo:border-left="none" fo:border-right="none" fo:border-top="none" fo:border-bottom="0.002cm solid #000000" style:join-border="false"/>
      <style:text-properties style:font-name="Arial" fo:font-size="10pt" fo:language="de" fo:country="DE" fo:font-weight="bold" style:font-size-asian="10pt" style:font-weight-asian="bold" style:font-size-complex="10pt" style:font-weight-complex="bold"/>
    </style:style>
    <style:style style:name="P25" style:family="paragraph" style:parent-style-name="Standard">
      <style:paragraph-properties fo:margin-top="0cm" fo:margin-bottom="0cm" fo:line-height="100%" fo:padding="0.074cm" fo:border-left="none" fo:border-right="none" fo:border-top="none" fo:border-bottom="0.002cm solid #000000" style:join-border="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Text_20_body">
      <style:paragraph-properties fo:margin-top="0cm" fo:margin-bottom="0cm" fo:line-height="100%"/>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margin-top="0cm" fo:margin-bottom="0cm" fo:text-align="justify" style:justify-single-word="false"/>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Text_20_body">
      <style:paragraph-properties fo:margin-top="0cm" fo:margin-bottom="0cm" fo:line-height="100%"/>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635cm" fo:margin-right="0cm" fo:margin-top="0cm" fo:margin-bottom="0cm" fo:text-indent="0cm" style:auto-text-indent="false"/>
      <style:text-properties style:font-name="Arial" fo:font-size="10pt" style:font-size-asian="10pt" style:font-size-complex="10pt"/>
    </style:style>
    <style:style style:name="P30" style:family="paragraph" style:parent-style-name="List_20_Paragraph">
      <style:paragraph-properties fo:margin-left="0cm" fo:margin-right="0cm" fo:margin-top="0cm" fo:margin-bottom="0cm" fo:text-indent="0cm" style:auto-text-indent="false"/>
      <style:text-properties style:font-name="Arial" fo:font-size="10pt" fo:language="de" fo:country="AT" style:font-size-asian="10pt" style:font-size-complex="10pt"/>
    </style:style>
    <style:style style:name="P31" style:family="paragraph" style:parent-style-name="List_20_Paragraph">
      <style:paragraph-properties fo:margin-left="0cm" fo:margin-right="0cm" fo:margin-top="0cm" fo:margin-bottom="0cm" fo:text-indent="0cm" style:auto-text-indent="false" fo:padding="0.074cm" fo:border-left="none" fo:border-right="none" fo:border-top="none" fo:border-bottom="0.002cm solid #000000" style:join-border="false"/>
      <style:text-properties style:font-name="Arial" fo:font-size="10pt" fo:language="de" fo:country="AT" style:font-size-asian="10pt" style:font-size-complex="10pt"/>
    </style:style>
    <style:style style:name="P32" style:family="paragraph" style:parent-style-name="Standard">
      <style:paragraph-properties fo:margin-left="0.021cm" fo:margin-right="0cm" fo:margin-top="0cm" fo:margin-bottom="0cm" fo:text-indent="0cm" style:auto-text-indent="false"/>
      <style:text-properties style:font-name="Arial" fo:font-size="10pt" style:font-size-asian="10pt" style:font-size-complex="10pt"/>
    </style:style>
    <style:style style:name="P33" style:family="paragraph" style:parent-style-name="Standard">
      <style:paragraph-properties fo:margin-left="0.021cm" fo:margin-right="0cm" fo:margin-top="0cm" fo:margin-bottom="0cm" fo:text-indent="0cm" style:auto-text-indent="false"/>
      <style:text-properties style:font-name="Arial" fo:font-size="10pt" style:text-underline-style="solid" style:text-underline-width="auto" style:text-underline-color="font-color" style:font-size-asian="10pt" style:font-size-complex="10pt"/>
    </style:style>
    <style:style style:name="P34" style:family="paragraph" style:parent-style-name="Standard">
      <style:paragraph-properties fo:margin-left="0.021cm" fo:margin-right="0cm" fo:margin-top="0cm" fo:margin-bottom="0cm" fo:text-indent="0cm" style:auto-text-indent="false"/>
      <style:text-properties style:font-name="Arial" fo:font-size="10pt" fo:language="de" fo:country="AT" fo:font-weight="bold" style:font-size-asian="10pt" style:font-weight-asian="bold" style:font-size-complex="10pt" style:font-weight-complex="bold"/>
    </style:style>
    <style:style style:name="P35" style:family="paragraph" style:parent-style-name="Standard">
      <style:paragraph-properties fo:margin-left="0.021cm" fo:margin-right="0cm" fo:margin-top="0cm" fo:margin-bottom="0cm" fo:line-height="100%" fo:text-indent="0cm" style:auto-text-indent="false" fo:background-color="transparent">
        <style:drop-cap/>
        <style:background-image/>
      </style:paragraph-properties>
      <style:text-properties style:font-name="Arial" fo:font-size="10pt" fo:language="de" fo:country="AT" fo:font-weight="normal" style:font-size-asian="10pt" style:font-weight-asian="normal" style:font-size-complex="10pt" style:font-weight-complex="normal"/>
    </style:style>
    <style:style style:name="P36" style:family="paragraph" style:parent-style-name="Standard">
      <style:paragraph-properties fo:margin-left="0.021cm" fo:margin-right="0cm" fo:margin-top="0cm" fo:margin-bottom="0cm" fo:line-height="100%" fo:text-indent="0cm" style:auto-text-indent="false" fo:background-color="transparent">
        <style:drop-cap/>
        <style:background-image/>
      </style:paragraph-properties>
      <style:text-properties style:font-name="Arial" fo:font-size="10pt" fo:language="de" fo:country="AT" fo:font-weight="bold" style:font-size-asian="10pt" style:font-weight-asian="bold" style:font-size-complex="10pt" style:font-weight-complex="bold"/>
    </style:style>
    <style:style style:name="P37" style:family="paragraph" style:parent-style-name="Standard">
      <style:paragraph-properties fo:margin-left="0.021cm" fo:margin-right="0cm" fo:margin-top="0cm" fo:margin-bottom="0cm" fo:line-height="100%" fo:text-indent="0cm" style:auto-text-indent="false" fo:background-color="transparent" fo:padding="0.074cm" fo:border-left="none" fo:border-right="none" fo:border-top="none" fo:border-bottom="0.002cm solid #000000" style:join-border="false">
        <style:drop-cap/>
        <style:background-image/>
      </style:paragraph-properties>
      <style:text-properties style:font-name="Arial" fo:font-size="10pt" fo:language="de" fo:country="AT" fo:font-weight="normal" style:font-size-asian="10pt" style:font-weight-asian="normal" style:font-size-complex="10pt" style:font-weight-complex="normal"/>
    </style:style>
    <style:style style:name="P38" style:family="paragraph" style:parent-style-name="Standard">
      <style:paragraph-properties fo:margin-left="1.244cm" fo:margin-right="0cm" fo:margin-top="0cm" fo:margin-bottom="0cm" fo:text-indent="-1.244cm" style:auto-text-indent="false" fo:padding="0.074cm" fo:border-left="none" fo:border-right="none" fo:border-top="none" fo:border-bottom="0.002cm solid #000000" style:join-border="false"/>
      <style:text-properties style:font-name="Arial" fo:font-size="10pt" fo:language="de" fo:country="AT" style:font-size-asian="10pt" style:font-size-complex="10pt"/>
    </style:style>
    <style:style style:name="P39" style:family="paragraph" style:parent-style-name="Standard">
      <style:paragraph-properties fo:margin-left="1.244cm" fo:margin-right="0cm" fo:margin-top="0cm" fo:margin-bottom="0cm" fo:text-indent="-1.244cm" style:auto-text-indent="false"/>
      <style:text-properties style:font-name="Arial" fo:font-size="10pt" fo:language="de" fo:country="AT" style:font-size-asian="10pt" style:font-size-complex="10pt"/>
    </style:style>
    <style:style style:name="P40" style:family="paragraph" style:parent-style-name="Standard" style:list-style-name="L1">
      <style:paragraph-properties fo:margin-top="0cm" fo:margin-bottom="0cm" fo:line-height="100%" fo:background-color="transparent">
        <style:drop-cap/>
        <style:background-image/>
      </style:paragraph-properties>
      <style:text-properties style:font-name="Arial" fo:font-size="10pt" fo:language="de" fo:country="AT" fo:font-weight="normal" style:font-size-asian="10pt" style:font-weight-asian="normal" style:font-size-complex="10pt" style:font-weight-complex="normal"/>
    </style:style>
    <style:style style:name="P41" style:family="paragraph" style:parent-style-name="Standard" style:list-style-name="L3">
      <style:paragraph-properties fo:margin-top="0cm" fo:margin-bottom="0cm" fo:line-height="100%"/>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42" style:family="paragraph" style:parent-style-name="Standard" style:list-style-name="L4">
      <style:paragraph-properties fo:margin-top="0cm" fo:margin-bottom="0cm" fo:line-height="100%"/>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43" style:family="paragraph" style:parent-style-name="Standard" style:list-style-name="L5">
      <style:paragraph-properties fo:margin-top="0cm" fo:margin-bottom="0cm" fo:line-height="100%"/>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44" style:family="paragraph" style:parent-style-name="Standard" style:list-style-name="L6">
      <style:paragraph-properties fo:margin-top="0cm" fo:margin-bottom="0cm" fo:line-height="100%"/>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45" style:family="paragraph" style:parent-style-name="Standard" style:list-style-name="L7">
      <style:paragraph-properties fo:margin-top="0cm" fo:margin-bottom="0cm" fo:line-height="100%"/>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Standard" style:list-style-name="L8">
      <style:paragraph-properties fo:margin-top="0cm" fo:margin-bottom="0cm" fo:line-height="100%"/>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47" style:family="paragraph" style:parent-style-name="Standard" style:list-style-name="L9">
      <style:paragraph-properties fo:margin-top="0cm" fo:margin-bottom="0cm" fo:line-height="100%"/>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48" style:family="paragraph" style:parent-style-name="Standard" style:list-style-name="L10">
      <style:paragraph-properties fo:margin-top="0cm" fo:margin-bottom="0cm" fo:line-height="100%"/>
      <style:text-properties style:font-name="Arial" fo:font-size="10pt" style:font-size-asian="10pt" style:font-name-complex="Tahoma" style:font-size-complex="10pt"/>
    </style:style>
    <style:style style:name="P49" style:family="paragraph" style:parent-style-name="Standard" style:list-style-name="L11">
      <style:paragraph-properties fo:margin-top="0cm" fo:margin-bottom="0cm" fo:line-height="100%"/>
      <style:text-properties style:font-name="Arial" fo:font-size="10pt" style:font-size-asian="10pt" style:font-name-complex="Tahoma" style:font-size-complex="10pt"/>
    </style:style>
    <style:style style:name="P50" style:family="paragraph" style:parent-style-name="Standard" style:list-style-name="L19">
      <style:paragraph-properties fo:margin-top="0cm" fo:margin-bottom="0cm"/>
      <style:text-properties style:font-name="Arial" fo:font-size="10pt" style:font-size-asian="10pt" style:font-size-complex="10pt"/>
    </style:style>
    <style:style style:name="P51" style:family="paragraph" style:parent-style-name="Standard" style:list-style-name="L12">
      <style:paragraph-properties fo:margin-left="0.021cm" fo:margin-right="0cm" fo:margin-top="0cm" fo:margin-bottom="0cm" fo:line-height="100%" fo:text-indent="0cm" style:auto-text-indent="false"/>
      <style:text-properties style:font-name="Arial" fo:font-size="10pt" fo:font-weight="bold" style:font-size-asian="10pt" style:font-weight-asian="bold" style:font-size-complex="10pt"/>
    </style:style>
    <style:style style:name="P52" style:family="paragraph" style:parent-style-name="Standard" style:list-style-name="L12">
      <style:paragraph-properties fo:margin-left="0.021cm" fo:margin-right="0cm" fo:margin-top="0cm" fo:margin-bottom="0cm" fo:line-height="100%" fo:text-indent="0cm" style:auto-text-indent="false"/>
      <style:text-properties style:font-name="Arial" fo:font-size="10pt" style:font-size-asian="10pt" style:font-size-complex="10pt"/>
    </style:style>
    <style:style style:name="P53" style:family="paragraph" style:parent-style-name="Standard" style:list-style-name="L12">
      <style:paragraph-properties fo:margin-left="0cm" fo:margin-right="0cm" fo:margin-top="0cm" fo:margin-bottom="0cm" fo:line-height="100%" fo:text-indent="0cm" style:auto-text-indent="false"/>
      <style:text-properties style:font-name="Arial" fo:font-size="10pt" fo:font-weight="bold" style:font-size-asian="10pt" style:font-weight-asian="bold" style:font-size-complex="10pt"/>
    </style:style>
    <style:style style:name="P54" style:family="paragraph" style:parent-style-name="List_20_Paragraph" style:list-style-name="L13">
      <style:paragraph-properties fo:margin-top="0cm" fo:margin-bottom="0cm"/>
      <style:text-properties style:font-name="Arial" fo:font-size="10pt" fo:language="de" fo:country="AT" style:font-size-asian="10pt" style:font-size-complex="10pt"/>
    </style:style>
    <style:style style:name="P55" style:family="paragraph" style:parent-style-name="List_20_Paragraph" style:list-style-name="L14">
      <style:paragraph-properties fo:margin-top="0cm" fo:margin-bottom="0cm"/>
      <style:text-properties style:font-name="Arial" fo:font-size="10pt" fo:language="de" fo:country="AT" style:font-size-asian="10pt" style:font-size-complex="10pt"/>
    </style:style>
    <style:style style:name="P56" style:family="paragraph" style:parent-style-name="List_20_Paragraph" style:list-style-name="L15">
      <style:paragraph-properties fo:margin-top="0cm" fo:margin-bottom="0cm"/>
      <style:text-properties style:font-name="Arial" fo:font-size="10pt" fo:language="de" fo:country="AT" style:font-size-asian="10pt" style:font-size-complex="10pt"/>
    </style:style>
    <style:style style:name="P57" style:family="paragraph" style:parent-style-name="List_20_Paragraph" style:list-style-name="L16">
      <style:paragraph-properties fo:margin-top="0cm" fo:margin-bottom="0cm"/>
      <style:text-properties style:font-name="Arial" fo:font-size="10pt" fo:language="de" fo:country="AT" style:font-size-asian="10pt" style:font-size-complex="10pt"/>
    </style:style>
    <style:style style:name="P58" style:family="paragraph" style:parent-style-name="List_20_Paragraph" style:list-style-name="L17">
      <style:paragraph-properties fo:margin-top="0cm" fo:margin-bottom="0cm"/>
      <style:text-properties style:font-name="Arial" fo:font-size="10pt" fo:language="de" fo:country="AT" style:font-size-asian="10pt" style:font-size-complex="10pt"/>
    </style:style>
    <style:style style:name="P59" style:family="paragraph" style:parent-style-name="List_20_Paragraph" style:list-style-name="L18">
      <style:paragraph-properties fo:margin-top="0cm" fo:margin-bottom="0cm"/>
      <style:text-properties style:font-name="Arial" fo:font-size="10pt" fo:language="de" fo:country="AT" style:font-size-asian="10pt" style:font-size-complex="10pt"/>
    </style:style>
    <style:style style:name="P60" style:family="paragraph" style:parent-style-name="List_20_Paragraph" style:list-style-name="L20">
      <style:paragraph-properties fo:margin-top="0cm" fo:margin-bottom="0cm"/>
      <style:text-properties style:font-name="Arial" fo:font-size="10pt" fo:language="de" fo:country="AT" style:font-size-asian="10pt" style:font-size-complex="10pt"/>
    </style:style>
    <style:style style:name="P61" style:family="paragraph" style:parent-style-name="List_20_Paragraph" style:list-style-name="L21">
      <style:paragraph-properties fo:margin-top="0cm" fo:margin-bottom="0cm"/>
      <style:text-properties style:font-name="Arial" fo:font-size="10pt" fo:language="de" fo:country="AT" style:font-size-asian="10pt" style:font-size-complex="10pt"/>
    </style:style>
    <style:style style:name="P62" style:family="paragraph" style:parent-style-name="List_20_Paragraph" style:list-style-name="L22">
      <style:paragraph-properties fo:margin-top="0cm" fo:margin-bottom="0cm"/>
      <style:text-properties style:font-name="Arial" fo:font-size="10pt" fo:language="de" fo:country="AT" style:font-size-asian="10pt" style:font-size-complex="10pt"/>
    </style:style>
    <style:style style:name="P63" style:family="paragraph" style:parent-style-name="Text_20_body" style:list-style-name="L2">
      <style:paragraph-properties fo:margin-top="0cm" fo:margin-bottom="0cm" fo:line-height="100%"/>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64" style:family="paragraph">
      <style:paragraph-properties fo:text-align="center"/>
      <style:text-properties fo:font-size="18pt"/>
    </style:style>
    <style:style style:name="T1" style:family="text">
      <style:text-properties fo:language="de" fo:country="DE"/>
    </style:style>
    <style:style style:name="T2" style:family="text">
      <style:text-properties fo:font-weight="bold" style:font-weight-asian="bold"/>
    </style:style>
    <style:style style:name="T3" style:family="text">
      <style:text-properties fo:language="de" fo:country="AT"/>
    </style:style>
    <style:style style:name="T4" style:family="text">
      <style:text-properties fo:language="de" fo:country="AT" fo:font-weight="bold" style:font-weight-asian="bold"/>
    </style:style>
    <style:style style:name="T5" style:family="text">
      <style:text-properties fo:font-variant="normal" fo:text-transform="none" fo:language="de" fo:country="D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jektauftrag, Lastenheft, Pflichtenheft</text:p>
      <text:p text:style-name="P5"/>
      <text:p text:style-name="P1"/>
      <text:p text:style-name="P3">Überblick</text:p>
      <text:p text:style-name="P2"/>
      <text:p text:style-name="P9">Lastenheft</text:p>
      <text:p text:style-name="P7"/>
      <text:p text:style-name="P9">Pflichtenheft<text:tab/><text:tab/>S254</text:p>
      <text:p text:style-name="P8"><text:tab/>Aufbau und Inhalt des Pflichtenheftes</text:p>
      <text:p text:style-name="P8"><text:tab/><text:tab/><text:span text:style-name="T5">Ausgangslage</text:span></text:p>
      <text:p text:style-name="P8"><text:span text:style-name="T5"><text:tab/><text:tab/></text:span><text:span text:style-name="T1">IST-Zustand</text:span></text:p>
      <text:p text:style-name="P8"><text:span text:style-name="T5"><text:tab/><text:tab/></text:span><text:span text:style-name="T1">Zielsetzungen</text:span></text:p>
      <text:p text:style-name="P8"><text:span text:style-name="T5"><text:tab/><text:tab/></text:span><text:span text:style-name="T1">Anforderungen (Soll)</text:span></text:p>
      <text:p text:style-name="P8"><text:span text:style-name="T5"><text:tab/><text:tab/></text:span><text:span text:style-name="T1">Mengengerüst</text:span></text:p>
      <text:p text:style-name="P8"><text:span text:style-name="T5"><text:tab/><text:tab/></text:span><text:span text:style-name="T1">Aufbau und Inhalte der Offerte</text:span></text:p>
      <text:p text:style-name="P2"><text:span text:style-name="T5"><text:tab/><text:tab/></text:span><text:span text:style-name="T1">Administratives</text:span></text:p>
      <text:p text:style-name="P6"/>
      <text:p text:style-name="P20"/>
      <text:p text:style-name="P36">Projektauftrag</text:p>
      <text:p text:style-name="P35">Der Projektauftrag bringt die Projektidee in eine konkrete, auf eine Umsetzung hin gerichtete Struktur. Er beschreibt die Rahmenbedingungen des Projekts in den Punkten</text:p>
      <text:list xml:id="list29414239" text:style-name="L1">
        <text:list-item>
          <text:p text:style-name="P40">Zielformulierung,</text:p>
        </text:list-item>
        <text:list-item>
          <text:p text:style-name="P40">Qualitätskriterien,</text:p>
        </text:list-item>
        <text:list-item>
          <text:p text:style-name="P40">finanzieller Rahmen,</text:p>
        </text:list-item>
        <text:list-item>
          <text:p text:style-name="P40">Termine,</text:p>
        </text:list-item>
        <text:list-item>
          <text:p text:style-name="P40">Organisation und Personen.</text:p>
        </text:list-item>
      </text:list>
      <text:p text:style-name="P35">Der genehmigte Projektauftrag bildet den formalen Projektbeginn. In Unternehmen, welche häufig Projekte durchführen, kann der Projektauftrag in Form eines Formulars standardisiert sein.</text:p>
      <text:p text:style-name="P35">Im Projektauftrag wird festgelegt, was in sachlicher und sozialer, d.h. organisatiorisch-personeller Hinsicht zum Projekt gehört und was nicht. Er stellt ein wichtiges Hilfsmittel zur Projektabgrenzung dar.</text:p>
      <text:p text:style-name="P35"/>
      <text:p text:style-name="P35">Teile des Projektauftrags</text:p>
      <text:p text:style-name="P35"/>
      <text:p text:style-name="P35">Projektbezeichnung:</text:p>
      <text:p text:style-name="P35">Projektname oder -akronym, evtl. Projektlogo</text:p>
      <text:p text:style-name="P35"/>
      <text:p text:style-name="P35">Projektauftraggeber:</text:p>
      <text:p text:style-name="P35">Welche Institution, welcher Betrieb, Abteilung, etc. ist der Auftraggeber?</text:p>
      <text:p text:style-name="P35"/>
      <text:p text:style-name="P35">Projektziel:</text:p>
      <text:p text:style-name="P35">Auftragsrelevante Zielbeschreibung aus dem Formular „Projektziele“.</text:p>
      <text:p text:style-name="P35">Kontrollfrage: Was ist nicht Ziel des Projekts?</text:p>
      <text:p text:style-name="P35"/>
      <text:p text:style-name="P35">Kurzbeschreibung des Projekts (Projektdefinition)</text:p>
      <text:p text:style-name="P35">Projektaufriss: beschreibt die wesentlichen Teilaufgaben des Projekts hinsichtlich der zu erreichenden Ergebnisse (quantitativ), der zu erzielenden Qualität sowie der anzuwendenden Methoden oder Vorgehensweisen.</text:p>
      <text:p text:style-name="P35"/>
      <text:p text:style-name="P35">Projektstart:</text:p>
      <text:p text:style-name="P35">Wann und mit welchem Ereignis wird das Projekt offiziell gestartet?</text:p>
      <text:p text:style-name="P35"/>
      <text:p text:style-name="P35">Projektende:</text:p>
      <text:p text:style-name="P35">Mit welchem Ereignis wird das Projekt offiziell beendet, wann soll dieses Ereignis sein?</text:p>
      <text:p text:style-name="P35"/>
      <text:p text:style-name="P35">Freigaben:</text:p>
      <text:p text:style-name="P35">An welchen Terminen und mit welchen Ereignissen ist die Zustimmung des Auftraggebers einzuholen?</text:p>
      <text:p text:style-name="P35"/>
      <text:p text:style-name="P35">Budget und Ressourcen:</text:p>
      <text:p text:style-name="P35">Welche finanzielle Mittel bzw. welche Ressourcen sind erforderlich bzw. stehen zur Verfügung? Eine Grobkalkulation ist zu erstellen.</text:p>
      <text:p text:style-name="P35"/>
      <text:p text:style-name="P35">Projektleiter:</text:p>
      <text:p text:style-name="P35"><text:soft-page-break/></text:p>
      <text:p text:style-name="P35">Projektteam:</text:p>
      <text:p text:style-name="P35">Namen und Rollen bzw. Verantwortlichkeiten, evtl. Organigram.</text:p>
      <text:p text:style-name="P35"/>
      <text:p text:style-name="P35">Abschluss des Projektauftrages:</text:p>
      <text:p text:style-name="P35">Datum, Unterschrift aller Verantwortlichen.</text:p>
      <text:p text:style-name="P37"/>
      <text:p text:style-name="P35"/>
      <text:p text:style-name="P13">Lastenheft</text:p>
      <text:p text:style-name="P16"/>
      <text:p text:style-name="P26">Das Lastenheft stellt die Anfrage eines Auftraggebers dar, welcher das Pflichtenheft als eine Art Angebot folgt.</text:p>
      <text:p text:style-name="P27">Eine etwas genauere Definition wäre (nach DIN 69905) die „vom Auftraggeber festgelegte Gesamtheit der Forderungen an die Lieferungen und Leistungen eines Auftragnehmers innerhalb eines Auftrages“ </text:p>
      <text:p text:style-name="P27">Entsprechend ergibt sich als Abgrenzung dazu zum Pflichtenheft (ebenfalls nach DIN 69905):</text:p>
      <text:p text:style-name="P27">Die „vom Auftragnehmer erarbeiteten Realisierungsvorgaben aufgrund der Umsetzung des vom Auftraggeber vorgegebenen Lastenheftes“.</text:p>
      <text:p text:style-name="P27">Somit stellt das Lastenheft eine Vorstufe zum Pflichtenheft dar. In der Regel wird sich der zuständige Systemanalytiker aktiv um die Ermittlung der Anforderungen aus den Formulierungen im Lastenheft kümmern. Die meist fruchtbarste Art der Informationsgewinnung ist das Abhalten von Intensiv-Workshops gemeinsam mit allen Beteiligten.</text:p>
      <text:p text:style-name="P27">Nach der Aufnahme von Anforderungen in den Workshops werden diese niedergeschrieben und einer Revision unterzogen, bei welcher überprüft wird, ob die Anforderungen bestimmten Qualitätszielen entsprechen. Weiteres werden Prioritäten gemäß den Forderungen im Lastenheft gesetzt sowie eventuell konkurrierenden Anforderungen entsprechend vorgebeugt.</text:p>
      <text:p text:style-name="P25"/>
      <text:p text:style-name="P16"/>
      <text:p text:style-name="P17">Pflichtenheft</text:p>
      <text:p text:style-name="P16"/>
      <text:p text:style-name="P16">Begriff</text:p>
      <text:p text:style-name="P28">Laut DIN 69901-5 umfasst das Pflichtenheft die „vom Auftragnehmer erarbeiteten Realisierungsvorgaben aufgrund der Umsetzung des vom Auftraggeber vorgegebenen Lastenhefts“. Die Anforderungen des zuvor ausgearbeiteten Lastenhefts sind nun mit technischen Festlegungen der Betriebs- und Wartungsumgebung verknüpft.</text:p>
      <text:p text:style-name="P28">Nach VDI-Richtlinie 2519 Blatt 1 ist das Pflichtenheft die Beschreibung der Realisierung aller Kundenanforderungen, die im Lastenheft gefordert werden.</text:p>
      <text:p text:style-name="P16"/>
      <text:p text:style-name="P16">Bedeutung</text:p>
      <text:p text:style-name="P10">Das Pflichtenheft bildet das zentrale Element zur Dokumentation der Wünsche des Auftraggebers sowie die Pflichten des Auftragnehmers. </text:p>
      <text:p text:style-name="P10"/>
      <text:p text:style-name="P10">Das Dokument wird in strukturierter und präziser Form erstellt und beschreibt die Systemdienste im Detail. Häufig wird es als Vertragsgrundlage zwischen Auftraggeber (zukünftiger Benutzer) und Aufragnehmer (Hersteller) <text:s/>verwendet. Es legt Verfahren und Termine des Projektablaufs fest und ist daher auch ein Teil der Dokumentation. </text:p>
      <text:p text:style-name="P10"/>
      <text:p text:style-name="P10">Idee:</text:p>
      <text:p text:style-name="P26"><text:s/>- Darstellung der gegenwärtigen Situation (IST-Zustand) </text:p>
      <text:p text:style-name="P28"><text:span text:style-name="T1"><text:s/>- Klare Formulierung von Zielen und Anforderungen</text:span> <text:span text:style-name="T1">(SOLL-Zustand)</text:span> </text:p>
      <text:p text:style-name="P28"><text:span text:style-name="T1"><text:s/>- Vorgabe des Offertaufbaues (=klare Inhaltes eines Angebotes)</text:span> </text:p>
      <text:p text:style-name="P28"/>
      <text:p text:style-name="P26">Was der Auftraggeber nicht im Rahmen des Pflichtenheftes erstellt, sind zB Programmspezifikationen. Er beschreibt zB genau die Funktionalität eins Bildschirmdialoges, das Bildschirmlayout, er gibt unter Umständen eine Programmiersprache vor, in der die Software zu erstellen ist, und das Prozessmodell, nach dem die Realisierung erfolgen soll – die Spezifikation ist aber Sache des Projektteams.</text:p>
      <text:p text:style-name="P27">In vielen Fällen dient das Pflichtenheft als Grundlage für die Ausschreibung der gewünschten Leistung.</text:p>
      <text:p text:style-name="P28"/>
      <text:p text:style-name="P26">Aus den eingelangten Offerten (Angebote) wählt der Auftraggeber nach einem vorher festgelegten Verfahren (Evaluation) anhand eines Kriterienkatalogs das beste Angebot aus, wobei das Pflichtenheft die verbindliche Basis für den folgenden Vertrag zwischen Auftraggeber und Bieter bildet.</text:p>
      <text:p text:style-name="P28"/>
      <text:p text:style-name="P28">Kriterienkatalog</text:p>
      <text:p text:style-name="P28"><text:soft-page-break/><text:span text:style-name="T1">Der Kriterienkatalog stellt ein internes Papier dar, in welchem die Auswahlkriterien für die erwarteten Angebote festgelegt sind. Die Erstellung erfolgt parallel mit der Erstellung des Pflichtenhefts.<text:line-break/>Alle im Pflichtenheft gestellten Anforderungen und Frage werden im Auswahlverfahren (Evaluation) an den Kriterien gemessen und umgekehrt alle Kriterien als Anforderungen oder Fragen im Pflichtenheft definiert.</text:span> </text:p>
      <text:p text:style-name="P28"/>
      <text:p text:style-name="P28">Evaluation</text:p>
      <text:p text:style-name="P28"><text:span text:style-name="T1">Unter Evaluation versteht man das Auswahlverfahren zur möglichst objektiven Bestimmung des besten Angebotes. Kriterienkatalog, Pflichtenheft und Offerte sind unbedingt gleich aufzubauen, um das Auswahlverfahren zu erleichtern.</text:span> </text:p>
      <text:p text:style-name="P28"/>
      <text:p text:style-name="P26">Um die Evaluation zu erleichtern, sollten Kriterien in drei Kategorien formuliert werden:</text:p>
      <text:list xml:id="list29434366" text:style-name="L2">
        <text:list-item>
          <text:p text:style-name="P63"><text:span text:style-name="T1">Muss- oder K.O.-Kriterien:</text:span> <text:span text:style-name="T1">Diese müssen auf jeden Fall erfüllt sein, damit das Produkt für den vorgesehenen Einsatzzweck verwendet werden kann.</text:span></text:p>
        </text:list-item>
        <text:list-item>
          <text:p text:style-name="P63"><text:span text:style-name="T1">Wunschkriterien (Soll-Kriterien):</text:span> <text:span text:style-name="T1">Eine möglichst gute Erfüllung sollte angestrebt werden; bei Ausschreibungen verbessert ihre Erfüllung die Bewertung des Angebots.</text:span></text:p>
        </text:list-item>
        <text:list-item>
          <text:p text:style-name="P63"><text:span text:style-name="T1">Abgrenzungskriterien:</text:span> <text:span text:style-name="T1">können dazu dienen, klarer zu beschreiben, welche Ziele mit dem Produkt bewusst nicht erreicht werden sollen. Sie haben informativen Charakter für den Anbieter und erleichtern ihm die richtige Dimensionierung seiner Lösung.</text:span> </text:p>
        </text:list-item>
      </text:list>
      <text:p text:style-name="P28"/>
      <text:p text:style-name="P11">Aufbau des Pflichtenheft</text:p>
      <text:p text:style-name="P10">Ausgangslage</text:p>
      <text:list xml:id="list29438285" text:style-name="L3">
        <text:list-item>
          <text:p text:style-name="P41">stellt Unternehmensart und -größe sowie Standort des Auftraggebers vor</text:p>
        </text:list-item>
        <text:list-item>
          <text:p text:style-name="P41">beschreibt Produkt- bzw. Dienstleistungspalette und Kundenstruktur.</text:p>
        </text:list-item>
        <text:list-item>
          <text:p text:style-name="P41">Gibt einen Überblick der EDV-Organisation und beschreibt die Gründe für die Beschaffung.</text:p>
        </text:list-item>
      </text:list>
      <text:p text:style-name="P10"/>
      <text:p text:style-name="P10">Ist-Zustand</text:p>
      <text:list xml:id="list29421773" text:style-name="L4">
        <text:list-item>
          <text:p text:style-name="P42">Gesamtübersicht über die Struktur des Unternehmens</text:p>
        </text:list-item>
        <text:list-item>
          <text:p text:style-name="P42">Detailübersicht über jedes Arbeitsgebiet</text:p>
        </text:list-item>
        <text:list-item>
          <text:p text:style-name="P42">Verwaltung</text:p>
        </text:list-item>
        <text:list-item>
          <text:p text:style-name="P42">Vorhanden Schwachstellen bzw. Engpässe</text:p>
        </text:list-item>
        <text:list-item>
          <text:p text:style-name="P42">Aktuelle Hardware (PCs, etc.)</text:p>
        </text:list-item>
        <text:list-item>
          <text:p text:style-name="P42">Aktuelle Software (Betriebssysteme, Programme, etc.)</text:p>
        </text:list-item>
        <text:list-item>
          <text:p text:style-name="P42">Netzwerkstruktur (EDV-Infrastruktur) </text:p>
        </text:list-item>
        <text:list-item>
          <text:p text:style-name="P42">Personal</text:p>
        </text:list-item>
      </text:list>
      <text:p text:style-name="P10"/>
      <text:p text:style-name="P10">Zielsetzung</text:p>
      <text:p text:style-name="P10">Beschreibt was durch das Produkt verbessert werden soll. Mögliche Ziele sind:</text:p>
      <text:list xml:id="list29429040" text:style-name="L5">
        <text:list-item>
          <text:p text:style-name="P43">Verbesserung der Wirtschaftlichkeit</text:p>
        </text:list-item>
        <text:list-item>
          <text:p text:style-name="P43">Kosteneinsparung</text:p>
        </text:list-item>
        <text:list-item>
          <text:p text:style-name="P43">Informationsorganistaion verbessern</text:p>
        </text:list-item>
        <text:list-item>
          <text:p text:style-name="P43">Mehr Sicherheit</text:p>
        </text:list-item>
      </text:list>
      <text:p text:style-name="P10"/>
      <text:p text:style-name="P10">Anforderungen (Soll)</text:p>
      <text:list xml:id="list29425105" text:style-name="L6">
        <text:list-item>
          <text:p text:style-name="P44">KO-, Wunsch-, Abrengzungskriterien</text:p>
        </text:list-item>
        <text:list-item>
          <text:p text:style-name="P44">Gewichtung der Wunschkriterien</text:p>
        </text:list-item>
        <text:list-item>
          <text:p text:style-name="P44">Genau Anforderungen an das Produkt (Ablauf, Dateien, Ausgaben, etc.)</text:p>
        </text:list-item>
        <text:list-item>
          <text:p text:style-name="P44">Anforderungen an EDV-System (Hardware, Software, Voraussetzungen)</text:p>
        </text:list-item>
        <text:list-item>
          <text:p text:style-name="P44">Information über Datenschutz, Zugriffsrechte, etc.</text:p>
        </text:list-item>
        <text:list-item>
          <text:p text:style-name="P44">Zukünftige Wartung, Betretung, Einführung, etc.</text:p>
        </text:list-item>
        <text:list-item>
          <text:p text:style-name="P44">Vertragsbedingungen</text:p>
        </text:list-item>
      </text:list>
      <text:p text:style-name="P10"/>
      <text:p text:style-name="P10">Mengengerüst</text:p>
      <text:list xml:id="list29431623" text:style-name="L7">
        <text:list-item>
          <text:p text:style-name="P45">Datenbestände</text:p>
        </text:list-item>
        <text:list-item>
          <text:p text:style-name="P45">Datenbewegungen (Ein/Ausgabe, Veränderung, etc.)</text:p>
        </text:list-item>
      </text:list>
      <text:p text:style-name="P10"/>
      <text:p text:style-name="P10">Aufbau und Inhalt der Offerte</text:p>
      <text:p text:style-name="P10">Dieser Teil beschreibt wie die Offerte jedes potenziellen Auftraggebers aussehen soll. Dies ermöglicht äußerst effektiv das beste Angebot unter Verwendung des Kriterienkatalog zu finden. </text:p>
      <text:list xml:id="list29430471" text:style-name="L8">
        <text:list-item>
          <text:p text:style-name="P46">Vorstellen des Offertersteller</text:p>
        </text:list-item>
        <text:list-item>
          <text:p text:style-name="P46">Lösungskonzept</text:p>
        </text:list-item>
        <text:list-item>
          <text:p text:style-name="P46"><text:soft-page-break/>Systemtechnische Angaben</text:p>
        </text:list-item>
        <text:list-item>
          <text:p text:style-name="P46">Angaben zur Leistung</text:p>
        </text:list-item>
        <text:list-item>
          <text:p text:style-name="P46">Erläuterung der Anforderungen aus dem Pflichtenheft</text:p>
        </text:list-item>
        <text:list-item>
          <text:p text:style-name="P46">Preise, Lieferanten </text:p>
        </text:list-item>
        <text:list-item>
          <text:p text:style-name="P46">Diverses</text:p>
        </text:list-item>
      </text:list>
      <text:p text:style-name="P10"/>
      <text:p text:style-name="P10">Administratives</text:p>
      <text:list xml:id="list29420238" text:style-name="L9">
        <text:list-item>
          <text:p text:style-name="P47">Copyright-Informationen</text:p>
        </text:list-item>
        <text:list-item>
          <text:p text:style-name="P47">Budget</text:p>
        </text:list-item>
        <text:list-item>
          <text:p text:style-name="P47">Termine</text:p>
        </text:list-item>
        <text:list-item>
          <text:p text:style-name="P47">Kontaktpersonen</text:p>
        </text:list-item>
        <text:list-item>
          <text:p text:style-name="P47">Ausständige Informationen</text:p>
        </text:list-item>
      </text:list>
      <text:p text:style-name="P13"/>
      <text:p text:style-name="P22">Software-/Hardware Anforderungsanalyse</text:p>
      <text:p text:style-name="P8"/>
      <text:p text:style-name="P12">Input</text:p>
      <text:list xml:id="list29416597" text:style-name="L10">
        <text:list-item>
          <text:p text:style-name="P48">Anwenderforderungen</text:p>
        </text:list-item>
        <text:list-item>
          <text:p text:style-name="P48">Systemarchitektur</text:p>
        </text:list-item>
        <text:list-item>
          <text:p text:style-name="P48">Schnittstellenbeschreibung</text:p>
        </text:list-item>
        <text:list-item>
          <text:p text:style-name="P48">Betriebsinformation</text:p>
        </text:list-item>
        <text:list-item>
          <text:p text:style-name="P48">Technische Anforderungen</text:p>
        </text:list-item>
      </text:list>
      <text:p text:style-name="P8">Output</text:p>
      <text:list xml:id="list29412711" text:style-name="L11">
        <text:list-item>
          <text:p text:style-name="P49">Technische Anforderung</text:p>
        </text:list-item>
        <text:list-item>
          <text:p text:style-name="P49">Betriebsinformationen</text:p>
        </text:list-item>
      </text:list>
      <text:p text:style-name="P4"/>
      <text:p text:style-name="P4"/>
      <text:p text:style-name="P8"/>
      <text:p text:style-name="P29">SW-/HW-Anforderungsanalyse</text:p>
      <text:p text:style-name="P29"/>
      <text:p text:style-name="P29"><draw:frame text:anchor-type="as-char" svg:y="0cm" draw:z-index="0" draw:name="Picture 1" draw:style-name="gr1" draw:text-style-name="P64" svg:width="14.414cm" svg:height="10.249cm"><draw:image xlink:href="Pictures/200001A400002EE600002167E0D33711.wmf" xlink:type="simple" xlink:show="embed" xlink:actuate="onLoad"><text:p/></draw:image></draw:frame></text:p>
      <text:p text:style-name="P32"/>
      <text:p text:style-name="P32">Es werden die Technischen Anforderungen und die Betriebsinformationen bezogen auf die SW- oder HW-Einheit erweitert.</text:p>
      <text:p text:style-name="P32">Ausgangspunkt dafür bilden die Anwenderforderungen, Systemarchitektur und die Technischen Informationen.</text:p>
      <text:p text:style-name="P32">Es <text:s/>sind allgemeine Anforderungen, Anforderungen an Schnittstellen, an die Funktionalität, an Qualitätsmerkmale und an SW-Entwicklungsumgebung und SWPÄ-Umgebung zu analysieren und zu definieren.</text:p>
      <text:p text:style-name="P32">Die erstellten Betriebsinformationen sind um SW-/HW-bezogene Angaben zu ergänzen. Es sind alle diejenigen Angaben zu erarbeiten, die für die Anwenderdokumentation notwendig sind.</text:p>
      <text:p text:style-name="P32"/>
      <text:list xml:id="list29412722" text:style-name="L12">
        <text:list-header>
          <text:p text:style-name="P51">1. Allgemeine Anforderungen aus Sicht der SW-/HW-Einheit definieren</text:p>
        </text:list-header>
      </text:list>
      <text:p text:style-name="P32">Es werden Allgemeine Anforderungen die sich ergeben festgehalten. Z.B. Anforderungen bezüglich der Realisierung der internen Schnittstellen (durch die pauschale Benennung von Schnittstellen)</text:p>
      <text:p text:style-name="P32"/>
      <text:list xml:id="list29417605" text:continue-numbering="true" text:style-name="L12">
        <text:list-header>
          <text:p text:style-name="P51">2. Anforderungen an die externen Schnittstellen der SW-/HW-Einheit</text:p>
        </text:list-header>
      </text:list>
      <text:p text:style-name="P33">Technische Einsatzumgebung:</text:p>
      <text:p text:style-name="P32">Anforderungen an die Einsatzumgebung und an weitere externe Schnittstellen der SW-Einheit/HW-Einheit im operationellen Betrieb zu präzisieren</text:p>
      <text:p text:style-name="P32">Definiert werden muss vor allem auch das geforderte Zeitverhalten.</text:p>
      <text:p text:style-name="P32"/>
      <text:p text:style-name="P32"><text:soft-page-break/></text:p>
      <text:p text:style-name="P33">Nutzerschnittstellen:</text:p>
      <text:p text:style-name="P32">Mensch-Maschine-Schnittstelle</text:p>
      <text:p text:style-name="P32">Hier sind Anforderungen z.B. an bereitzustellende Dienste und auszutauschende Informationen, an Bildschirmaufbau, Syntax und Semantik zu präzisieren. Abzustimmen mit denen die für Entwicklung von Verfahrensbeschreibungen und Handbüchern beauftragt sind.</text:p>
      <text:p text:style-name="P32"/>
      <text:p text:style-name="P33">HW-Schnittstellen</text:p>
      <text:p text:style-name="P32">Anforderungen an die Schnittstellen bzgl. Elektrischer, optischer,… zu präzisieren. Schnittstellen zu HW-Einheiten kann auch eine HW-Nutzerschnittstelle umfassen(Knöpfe,…)</text:p>
      <text:p text:style-name="P32"/>
      <text:list xml:id="list29439022" text:continue-numbering="true" text:style-name="L12">
        <text:list-header>
          <text:p text:style-name="P51">3. Anforderungen an die Funktionalität definieren</text:p>
        </text:list-header>
      </text:list>
      <text:p text:style-name="P32">Die von der SW-Einheit / HW- Einheit zu realisierende Funktionalität ist zu identifizieren und festzuschreiben. Reaktionen der SW/HW Einheit im Normal oder Ausnahmefall sind zu definieren.</text:p>
      <text:p text:style-name="P32"/>
      <text:list xml:id="list29437098" text:continue-numbering="true" text:style-name="L12">
        <text:list-header>
          <text:p text:style-name="P52"><text:span text:style-name="T2">4. Anforderungen an die Qualität</text:span>Basis DIN ISO 9126</text:p>
        </text:list-header>
      </text:list>
      <text:p text:style-name="P32"/>
      <text:list xml:id="list29437519" text:continue-numbering="true" text:style-name="L12">
        <text:list-header>
          <text:p text:style-name="P53">5. Anforderungen an Entwicklungs- und SWPÄ-Umgebung definieren</text:p>
        </text:list-header>
      </text:list>
      <text:p text:style-name="P32">Wenn diese von den entsprechenden Anforderungen an das System abweichen. Zur Entwicklungsumgebung zählen auch Integrations- und Prüfeinrichtungen, die während der Entwicklung und SWPÄ eines SW/HW Einheit notwendig sind.</text:p>
      <text:p text:style-name="P34"/>
      <text:p text:style-name="P21">Erhebungstechniken</text:p>
      <text:p text:style-name="P14">Zur Erhebung und Bestimmung der Anforderungen gibt es verschiedene Erhebungs- und Analysetechniken, die im Folgenden erklärt werden:</text:p>
      <text:p text:style-name="P23"/>
      <text:p text:style-name="P14"/>
      <text:h text:style-name="P18" text:outline-level="2">Interview</text:h>
      <text:p text:style-name="P14">Das Interview wird am häufigsten zur Istaufnahme verwendet. In Verbindung mit dem Interview werden auch häufig Fragebögen oder Dokumentenauswertung benutzt. Es zählt, wie die Beobachtung, zu den direkten Erfassungsmethoden.</text:p>
      <text:p text:style-name="P14">Bei Erhebungen über ein System mit komplexen Zusammenhängen sind halb oder nicht standardisierte Interviewformen am besten geeignet, wobei standardisierte Interviews sich für eine breite Erhebung eignen.</text:p>
      <text:p text:style-name="P15">Vorteile:</text:p>
      <text:list xml:id="list29435643" text:style-name="L13">
        <text:list-item>
          <text:p text:style-name="P54">Vertiefung durch Zusatzfragen und Verständnisfragen</text:p>
        </text:list-item>
        <text:list-item>
          <text:p text:style-name="P54">Motivation der Befragten</text:p>
        </text:list-item>
      </text:list>
      <text:p text:style-name="P15">Nachteile</text:p>
      <text:list xml:id="list29415893" text:style-name="L14">
        <text:list-item>
          <text:p text:style-name="P55">Hoher Zeitaufwand</text:p>
        </text:list-item>
        <text:list-item>
          <text:p text:style-name="P55">Hohe Anforderungen an den Interviewer</text:p>
        </text:list-item>
      </text:list>
      <text:p text:style-name="P31"/>
      <text:p text:style-name="P30"/>
      <text:h text:style-name="P18" text:outline-level="2">Fragebogen</text:h>
      <text:p text:style-name="P14">Dieser ist eine geordnete Menge von Fragen, die vom Befragten schriftlich beantwortet werden soll. Der Fragebogen sollte stets nur als ergänzendes Hilfsmittel eingesetzt werden.</text:p>
      <text:p text:style-name="P14">Die Fragen eines Fragebogens sollten im Vorfeld gut durchdacht sein und vorher auch festgelegt werden, welche Aussage durch die Antworten getroffen werden bzw. inwieweit diese bei der Auswertung eine Rolle spielen. Vor der eigentlichen Durchführung der Befragung sollte der Fragebogen einer Testgruppe vorgelegt werden.</text:p>
      <text:p text:style-name="P15">Vorteile:</text:p>
      <text:list xml:id="list29416851" text:style-name="L15">
        <text:list-item>
          <text:p text:style-name="P56">Schriftliche Ergebnisse</text:p>
        </text:list-item>
        <text:list-item>
          <text:p text:style-name="P56">Anwendung der Wahrscheinlichkeitsrechnung</text:p>
        </text:list-item>
        <text:list-item>
          <text:p text:style-name="P56">Geringe Kosten</text:p>
        </text:list-item>
      </text:list>
      <text:p text:style-name="P15">Nachteile:</text:p>
      <text:list xml:id="list29437287" text:style-name="L16">
        <text:list-item>
          <text:p text:style-name="P57">Geringe Antwortquote</text:p>
        </text:list-item>
        <text:list-item>
          <text:p text:style-name="P57">Missverständnisse möglich</text:p>
        </text:list-item>
        <text:list-item>
          <text:p text:style-name="P57">Aufwändige Auswertung bei freien Fragen</text:p>
        </text:list-item>
      </text:list>
      <text:p text:style-name="P31"/>
      <text:p text:style-name="P30"/>
      <text:h text:style-name="P18" text:outline-level="2">Beobachtung</text:h>
      <text:p text:style-name="P14">Bei einer Beobachtung soll der Informationsbedarf durch sinnliche Wahrnehmungen des Systemplaners gedeckt werden. Tätigkeiten, die als „selbstverständlich“ empfunden werden, können leichter durch Beobachtung als durch Interviews erhoben werden.</text:p>
      <text:p text:style-name="P14">Dauerbeobachtungen bieten große Genauigkeit und Vollständigkeit, werden aber selten angewandt, da sie sehr zeitaufwändig und psychologisch belastend sowie die Gefahr vor Verfälschungen mit sich bringen.</text:p>
      <text:p text:style-name="P23">Vor allem im Bereich der traditionellen Arbeitsplatz- und Arbeitszeitgestaltung werden Beobachtungstechniken eingesetzt.<text:line-break/></text:p>
      <text:p text:style-name="P14"/>
      <text:h text:style-name="P18" text:outline-level="2">Selbstaufschreibung</text:h>
      <text:p text:style-name="P14">Die Selbstaufschreibung ist die strukturierte Aufzeichnung (Dokumentation) relevanter Ereignisse und Handlungen des Aufgabenträger ohne direkte Mitwirkung des Systemplaners.</text:p>
      <text:p text:style-name="P14">Vorgehensrahmen: Aufnahmefestlegung, Aufnahmevorbereitung, Mitarbeiterinformation, Durchführung, Auswertung</text:p>
      <text:p text:style-name="P15">Vorteile</text:p>
      <text:list xml:id="list29416687" text:style-name="L17">
        <text:list-item>
          <text:p text:style-name="P58">Totalaufnahme</text:p>
        </text:list-item>
        <text:list-item>
          <text:p text:style-name="P58">Entlastung des Systemplaners</text:p>
        </text:list-item>
      </text:list>
      <text:p text:style-name="P15">Nachteile</text:p>
      <text:list xml:id="list29434040" text:style-name="L18">
        <text:list-item>
          <text:p text:style-name="P59">Bewusste Verfälschung</text:p>
        </text:list-item>
        <text:list-item>
          <text:p text:style-name="P59">Widerstände der Aufgabenträger</text:p>
        </text:list-item>
      </text:list>
      <text:p text:style-name="P31"/>
      <text:p text:style-name="P30"/>
      <text:h text:style-name="P18" text:outline-level="2">Dokumentenauswertung</text:h>
      <text:p text:style-name="P14">Die Dokumentenauswertung ist meist eine sehr einfache Variante der Informationsgewinnung, da die <text:soft-page-break/>Dokumente natürlich schon vorhanden sind.</text:p>
      <text:p text:style-name="P14">Es gibt verschiedene Dokumente, die ausgewertet werden können:</text:p>
      <text:list xml:id="list29429739" text:style-name="L19">
        <text:list-item>
          <text:p text:style-name="P50"><text:span text:style-name="T4">Dokumentation des bestehenden Systems <text:line-break/></text:span><text:span text:style-name="T3">(Vollständigkeit, Hinlänglichkeit und Aktualität der Unterlagen ist wichtig)</text:span></text:p>
        </text:list-item>
        <text:list-item>
          <text:p text:style-name="P50"><text:span text:style-name="T4">Vorhandene Studien über das bestehende System<text:line-break/></text:span><text:span text:style-name="T3">Frühere Lösungsversuche für ein bereits schon länger vorhandenes Problem werden ausgewertet.</text:span></text:p>
        </text:list-item>
        <text:list-item>
          <text:p text:style-name="P50"><text:span text:style-name="T4">Belege und Formulare<text:line-break/></text:span><text:span text:style-name="T3">Analyse aller Belege, die in dem zu untersuchenden Bereich verwendet oder produziert wurden. </text:span></text:p>
        </text:list-item>
      </text:list>
      <text:p text:style-name="P38"/>
      <text:p text:style-name="P39"/>
      <text:h text:style-name="P18" text:outline-level="2">CRC-Karten (Class Responsibility Collaboration)</text:h>
      <text:p text:style-name="P14">Durch CRC-Karten geschieht die „spielerische“ Ermittlung der Anforderungen in kreativer Gruppenarbeit (5-6 Mitarbeiter).</text:p>
      <text:p text:style-name="P14">Das Ziel des CRC ist, ausgehend von Anwendungsfällen ein Klassenmodell aufzubauen, wobei jede Klasse zumindest durch ihre Verantwortlichkeiten und Kooperationen beschrieben wird.</text:p>
      <text:p text:style-name="P15">Ablauf einer CRC-Sitzung:</text:p>
      <text:list xml:id="list29441432" text:style-name="L20">
        <text:list-item>
          <text:p text:style-name="P60">Zusammenstellen der Gruppe</text:p>
        </text:list-item>
        <text:list-item>
          <text:p text:style-name="P60">Vorbereitung der Sitzung</text:p>
        </text:list-item>
        <text:list-item>
          <text:p text:style-name="P60">Gemeinsames Finden der Klassen: Brainstorming, </text:p>
        </text:list-item>
        <text:list-item>
          <text:p text:style-name="P60">Klasse werden gebildet</text:p>
        </text:list-item>
        <text:list-item>
          <text:p text:style-name="P60">Verantwortlichkeiten der Klassen zuteilen</text:p>
        </text:list-item>
        <text:list-item>
          <text:p text:style-name="P60">Über und Unterklassen definieren</text:p>
        </text:list-item>
        <text:list-item>
          <text:p text:style-name="P60">Durchspielen von Szenarien</text:p>
        </text:list-item>
        <text:list-item>
          <text:p text:style-name="P60">Dokumentation</text:p>
        </text:list-item>
      </text:list>
      <text:p text:style-name="P15">Vorteile:</text:p>
      <text:list xml:id="list29426160" text:style-name="L21">
        <text:list-item>
          <text:p text:style-name="P61">„Low Tech“ – Ansatz, kann überall durchgeführt werden</text:p>
        </text:list-item>
        <text:list-item>
          <text:p text:style-name="P61">Beteiligte erleben „physisch“, wie das System funktioniert</text:p>
        </text:list-item>
        <text:list-item>
          <text:p text:style-name="P61">Fördert <text:s/>die Kreativität</text:p>
        </text:list-item>
      </text:list>
      <text:p text:style-name="P15">Nachteile:</text:p>
      <text:list xml:id="list29413185" text:style-name="L22">
        <text:list-item>
          <text:p text:style-name="P62">wenig formales Verfahren</text:p>
        </text:list-item>
        <text:list-item>
          <text:p text:style-name="P62">Ergebnis eignet sich nur als Grobentwurf, Implementierungsdetails fehlen</text:p>
        </text:list-item>
      </text:list>
      <text:p text:style-name="P31"/>
      <text:p text:style-name="P30"/>
      <text:h text:style-name="P18" text:outline-level="2">Snowcards (Anforderungskarten)</text:h>
      <text:p text:style-name="P14">Diese Methode dient der einfachen Erfassung von Anforderungen. Auf durchnummerierten Karten wird je eine Anforderung mit Erfüllungskriterien notiert, der Autor gibt die Art der Anforderung sowie eine Priorität an.</text:p>
      <text:p text:style-name="P23"/>
      <text:p text:style-name="P14"/>
      <text:h text:style-name="P18" text:outline-level="2">Problem-Frames</text:h>
      <text:p text:style-name="P14">Dieses Verfahren lenkt die Aufmerksamkeit auf die Problemanalyse und vermeidet dadurch eine zu frühe Entwicklung von Lösungsansätzen. Das gestellte Problem wird dabei in kleine Teilprobleme zerlegt und bestimmten vorgegebenen Problemtypen zugeordnet.</text:p>
      <text:p text:style-name="P23"/>
      <text:p text:style-name="P14"/>
      <text:h text:style-name="P18" text:outline-level="2">QFD – Quality Function Deployment</text:h>
      <text:p text:style-name="P14">QFD bringt die oft sehr vagen Wünsche der Kunden in konsistent formulierte, definierte und messbare Anforderungen. Durch eine Bewertungsmatrix werden den Produktmerkmalen hinsichtlich der zu erwartenden Kundenzufriedenheit Prioritäten zugeordnet. Aus dieser Methode lässt sich schließen, welche Anforderungen für den Kunden ein Muss sind und welche nur „nice to have“ sind.</text:p>
      <text:p text:style-name="P23"/>
      <text:p text:style-name="P14"/>
      <text:h text:style-name="P18" text:outline-level="2">Anforderungsworkshop</text:h>
      <text:p text:style-name="P14">Hierbei erarbeiten die Vertreter aller wichtigen Interessensgruppen (Stakeholder) die Anforderungen eines Systems. Ein solcher Workshop dauert im Normalfall 2 bis maximal 5 Tage. Ein Moderator leitet den Workshop und ein Protokollführer sammelt die Ergebnisse. Am Anfang werden die Anforderungen mit einem Brainstorming gefiltert, geordnet, konkret formuliert und priorisiert. Dabei sind auch die oben angeführten Methoden einsetzbar.</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Tahoma1" svg:font-family="Tahoma"/>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1" style:display-name="ListLabel 1" style:family="text">
      <style:text-properties style:font-name-complex="Courier New1"/>
    </style:style>
    <style:style style:name="ListLabel_20_2" style:display-name="ListLabel 2" style:family="text">
      <style:text-properties style:font-name-asian="Times New Roman1" style:font-name-complex="Times New Roman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iner Denkmair</meta:initial-creator>
    <meta:creation-date>2010-01-12T10:28:49.46</meta:creation-date>
    <meta:generator>OpenOffice.org/3.2$Win32 OpenOffice.org_project/320m18$Build-9502</meta:generator>
    <dc:date>2011-03-24T09:30:58.90</dc:date>
    <dc:creator>Rainer Denkmair</dc:creator>
    <meta:editing-duration>PT06H39M04S</meta:editing-duration>
    <meta:editing-cycles>18</meta:editing-cycles>
    <meta:document-statistic meta:table-count="0" meta:image-count="0" meta:object-count="0" meta:page-count="8" meta:paragraph-count="219" meta:word-count="1956" meta:character-count="15863"/>
  </office:meta>
</office:document-meta>
</file>